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48C, Quiz 7</text:span></text:p>
      <text:p text:style-name="Standard"/>
      <text:p text:style-name="P8">A- Read all the quiz once, or twice, before beginning to write. Make sure to comprehend all questions and start with those you feel most confident in.</text:p>
      <text:p text:style-name="P9">B – Be clear and concise. There are no extra points for being verbose or writing extra.</text:p>
      <text:p text:style-name="P10">C –Only use the white pages that I will provide. You have 60 minutes to answer the quiz.</text:p>
      <text:p text:style-name="P11">---------------------------------------------------------------------------------------------------------------------------</text:p>
      <text:p text:style-name="Standard"/>
      <text:p text:style-name="Standard"><text:span text:style-name="T12">Problem 1</text:span></text:p>
      <text:p text:style-name="Standard">For the following pair of numbers, give (a) their polar form, (b) their</text:p>
      <text:p text:style-name="Standard">complex conjugates, (c) their moduli<text:s/>(magnitude), (d) their quotient z1 /z2 :</text:p>
      <text:p text:style-name="Standard"/>
      <text:p text:style-name="Standard">z1 = (3-i)/√2</text:p>
      <text:p text:style-name="Standard">z2 =<text:s/>i<text:s/>- √3</text:p>
      <text:p text:style-name="Standard"/>
      <text:p text:style-name="P13">Problem 2</text:p>
      <text:p text:style-name="Standard">I am driving my car on a parkway which has bumps every 30m apart. At what speed must I be driving to experience violent shaking if the suspension in my car has a resonant frequency of 0.5Hz?</text:p>
      <text:p text:style-name="P14"/>
      <text:p text:style-name="P15">Problem 3.</text:p>
      <text:p text:style-name="P16"/>
      <text:p text:style-name="Standard">A pendulum 1.00 m long and having a bob of 0.60 kg mass is raised along an arc so that it is 4 cm above its equilibrium height.<text:s/>The bob is then given kick of 0.5 m/s tangential to the arc upwards and left to swing. Assuming no air resistance, what is its angular position<text:s/><draw:frame draw:style-name="a0" text:anchor-type="as-char" svg:x="0in" svg:y="0in" svg:width="0.09375in" svg:height="0.19792in" style:rel-width="scale" style:rel-height="scale"><draw:object xlink:href="Object 1/" xlink:type="simple" xlink:show="embed" xlink:actuate="onLoad"/></draw:frame><text:s/>when t = 3 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 Neuman</dc:creator>
    <meta:creation-date>2024-12-11T11:21:00Z</meta:creation-date>
    <dc:date>2025-11-11T19:55:00Z</dc:date>
    <meta:print-date>2025-03-25T13:51:00Z</meta:print-date>
    <meta:template xlink:href="Normal" xlink:type="simple"/>
    <meta:editing-cycles>18</meta:editing-cycles>
    <meta:editing-duration>PT60960S</meta:editing-duration>
    <meta:document-statistic meta:page-count="1" meta:paragraph-count="2" meta:word-count="180" meta:character-count="1205" meta:row-count="8" meta:non-whitespace-character-count="1027"/>
  </office:meta>
</office:document-meta>
</file>

<file path=Object 1/content.xml><?xml version="1.0" encoding="utf-8"?>
<mml:math xmlns:mml="http://www.w3.org/1998/Math/MathML" xmlns:m="http://schemas.openxmlformats.org/officeDocument/2006/math">
  <mml:mi>θ</mml:mi>
</mml:math>
</file>